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d5b4d" officeooo:paragraph-rsid="001d5b4d"/>
    </style:style>
    <style:style style:name="P2" style:family="paragraph" style:parent-style-name="Standard">
      <style:text-properties officeooo:rsid="001f0adb" officeooo:paragraph-rsid="001f0adb"/>
    </style:style>
    <style:style style:name="T1" style:family="text">
      <style:text-properties officeooo:rsid="001d5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ite a code that draws a circle from the (0,15) with the Bresenham’s pattern</text:p>
      <text:p text:style-name="P1"/>
      <text:p text:style-name="P1">- you have to install matplotlib to running this code</text:p>
      <text:p text:style-name="P1"><text:s/><text:tab/>pip install matplotlib </text:p>
      <text:p text:style-name="P1"/>
      <text:p text:style-name="P1">- The running photo of this code is available in this fold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5b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Readm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3:22:14.250048758</meta:creation-date>
    <dc:date>2024-07-04T14:35:55.922591499</dc:date>
    <meta:editing-duration>PT1H13M4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5" meta:word-count="40" meta:character-count="222" meta:non-whitespace-character-count="183"/>
  </office:meta>
</office:document-meta>
</file>